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IE"/>
    </style:style>
    <style:style style:name="P2" style:family="paragraph" style:parent-style-name="Standard">
      <style:text-properties fo:language="en" fo:country="IE" officeooo:paragraph-rsid="0005697e"/>
    </style:style>
    <style:style style:name="P3" style:family="paragraph" style:parent-style-name="Standard">
      <style:text-properties fo:language="en" fo:country="IE" officeooo:rsid="0005697e" officeooo:paragraph-rsid="0005697e"/>
    </style:style>
    <style:style style:name="P4" style:family="paragraph" style:parent-style-name="Standard">
      <style:text-properties officeooo:rsid="000824b5" officeooo:paragraph-rsid="000824b5"/>
    </style:style>
    <style:style style:name="P5" style:family="paragraph" style:parent-style-name="List_20_Paragraph">
      <style:text-properties fo:language="en" fo:country="IE"/>
    </style:style>
    <style:style style:name="P6" style:family="paragraph" style:parent-style-name="Heading_20_2">
      <style:text-properties fo:language="en" fo:country="IE"/>
    </style:style>
    <style:style style:name="P7" style:family="paragraph" style:parent-style-name="Heading_20_2">
      <style:text-properties fo:language="en" fo:country="IE" officeooo:paragraph-rsid="0005697e"/>
    </style:style>
    <style:style style:name="P8" style:family="paragraph" style:parent-style-name="Heading_20_2">
      <style:text-properties fo:language="en" fo:country="IE" officeooo:rsid="0005697e" officeooo:paragraph-rsid="0005697e"/>
    </style:style>
    <style:style style:name="P9" style:family="paragraph" style:parent-style-name="List_20_Paragraph" style:list-style-name="WWNum4">
      <style:text-properties fo:language="en" fo:country="IE"/>
    </style:style>
    <style:style style:name="P10" style:family="paragraph" style:parent-style-name="List_20_Paragraph" style:list-style-name="WWNum4">
      <style:text-properties fo:language="en" fo:country="IE" officeooo:rsid="000687ee" officeooo:paragraph-rsid="000687ee"/>
    </style:style>
    <style:style style:name="P11" style:family="paragraph" style:parent-style-name="List_20_Paragraph" style:list-style-name="WWNum5">
      <style:text-properties fo:language="en" fo:country="IE"/>
    </style:style>
    <style:style style:name="P12" style:family="paragraph" style:parent-style-name="List_20_Paragraph" style:list-style-name="WWNum6">
      <style:text-properties fo:language="en" fo:country="IE"/>
    </style:style>
    <style:style style:name="P13" style:family="paragraph" style:parent-style-name="List_20_Paragraph" style:list-style-name="WWNum7">
      <style:text-properties fo:language="en" fo:country="IE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fo:language="en" fo:country="IE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fo:language="en" fo:country="IE" officeooo:rsid="000828e8" officeooo:paragraph-rsid="000828e8"/>
    </style:style>
    <style:style style:name="P16" style:family="paragraph" style:parent-style-name="Heading_20_1" style:master-page-name="Standard">
      <style:paragraph-properties style:page-number="auto"/>
    </style:style>
    <style:style style:name="P17" style:family="paragraph" style:parent-style-name="Heading_20_2">
      <style:text-properties fo:language="en" fo:country="IE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language="en" fo:country="IE" officeooo:rsid="000828e8" officeooo:paragraph-rsid="000828e8"/>
    </style:style>
    <style:style style:name="P19" style:family="paragraph" style:parent-style-name="Standard">
      <style:text-properties officeooo:paragraph-rsid="000828e8"/>
    </style:style>
    <style:style style:name="P20" style:family="paragraph" style:parent-style-name="Standard">
      <style:text-properties fo:language="en" fo:country="IE"/>
    </style:style>
    <style:style style:name="P21" style:family="paragraph" style:parent-style-name="Standard">
      <style:text-properties fo:language="en" fo:country="IE" officeooo:rsid="0005697e" officeooo:paragraph-rsid="0005697e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language="en" fo:country="IE"/>
    </style:style>
    <style:style style:name="T2" style:family="text">
      <style:text-properties fo:language="en" fo:country="IE" officeooo:rsid="00042bae"/>
    </style:style>
    <style:style style:name="T3" style:family="text">
      <style:text-properties officeooo:rsid="0005697e"/>
    </style:style>
    <style:style style:name="T4" style:family="text">
      <style:text-properties officeooo:rsid="000687ee"/>
    </style:style>
    <style:style style:name="T5" style:family="text">
      <style:text-properties officeooo:rsid="00077e08"/>
    </style:style>
    <style:style style:name="T6" style:family="text">
      <style:text-properties fo:color="#7f0055" style:font-name="Monospace" fo:font-size="10pt" fo:font-weight="bold" style:font-size-asian="10pt" style:font-weight-asian="bold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fo:font-style="italic" style:font-size-asian="10pt" style:font-style-asian="italic"/>
    </style:style>
    <style:style style:name="T9" style:family="text">
      <style:text-properties fo:color="#6a3e3e" style:font-name="Monospace" fo:font-size="10pt" style:font-size-asian="10pt"/>
    </style:style>
    <style:style style:name="T10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officeooo:rsid="000828e8"/>
    </style:style>
    <style:style style:name="T12" style:family="text">
      <style:text-properties fo:color="#2a00ff" style:font-name="Monospace" fo:font-size="10pt" style:font-size-asian="10pt"/>
    </style:style>
    <style:style style:name="T13" style:family="text">
      <style:text-properties fo:color="#3f7f5f" style:font-name="Monospace" fo:font-size="10pt" style:font-size-asian="10pt"/>
    </style:style>
    <style:style style:name="T14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0000c0" style:font-name="Monospace" fo:font-size="10pt" fo:font-style="italic" fo:font-weight="bold" style:font-size-asian="10pt" style:font-style-asian="italic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2">Lab</text:span><text:span text:style-name="T1"> – Hmac </text:span></text:h>
      <text:p text:style-name="P1"/>
      <text:h text:style-name="P6" text:outline-level="2">Q1. <text:s/></text:h>
      <text:p text:style-name="P1"/>
      <text:p text:style-name="P1">Write a Java program (notes) to </text:p>
      <text:list xml:id="list1972126089" text:style-name="WWNum4">
        <text:list-item>
          <text:p text:style-name="P9">Get an instance of H<text:span text:style-name="T4">m</text:span>ac<text:span text:style-name="T4">SHA256</text:span></text:p>
        </text:list-item>
        <text:list-item>
          <text:p text:style-name="P9">Use it, along with a secret key, to <text:span text:style-name="T4">create a HMAC signatyre for</text:span> a message. </text:p>
        </text:list-item>
        <text:list-item>
          <text:p text:style-name="P10">Hash it again and check the eequality of the two signatures.</text:p>
        </text:list-item>
      </text:list>
      <text:p text:style-name="P1"/>
      <text:h text:style-name="P7" text:outline-level="2">Q2 <text:span text:style-name="T3">&amp; Q3.</text:span></text:h>
      <text:p text:style-name="P3"/>
      <text:p text:style-name="P3">We are going to simulate a sender (Q2) and receiver (Q3). Instead of sending directly, Q2 will put stuff into files and Q3 will read stuff from files. </text:p>
      <text:p text:style-name="P2"/>
      <text:h text:style-name="P6" text:outline-level="2">Q2.</text:h>
      <text:p text:style-name="P1"/>
      <text:p text:style-name="P1">Write a Java program to </text:p>
      <text:list xml:id="list3601084229" text:style-name="WWNum5">
        <text:list-item>
          <text:p text:style-name="P11">Generate a Hmac<text:span text:style-name="T5">SHA256</text:span> secret key.</text:p>
        </text:list-item>
        <text:list-item>
          <text:p text:style-name="P11"><text:span text:style-name="T11">Store</text:span> it to file called “data/secretKey”</text:p>
        </text:list-item>
        <text:list-item>
          <text:p text:style-name="P11">Write a String to “data/sendText.txt” </text:p>
        </text:list-item>
        <text:list-item>
          <text:p text:style-name="P11">Calculate the HMAC for the String <text:span text:style-name="T5">Base64 </text:span>and write it to the file “data/hmac”</text:p>
        </text:list-item>
      </text:list>
      <text:p text:style-name="P14"/>
      <text:p text:style-name="P15">You can use the method </text:p>
      <text:p text:style-name="P15"/>
      <text:p text:style-name="P19"><text:tab/>static Object readFromFile(String filename) throws Exception {</text:p>
      <text:p text:style-name="P19"><text:tab/><text:tab/>FileInputStream fin = new FileInputStream(filename);</text:p>
      <text:p text:style-name="P19"><text:tab/><text:tab/>ObjectInputStream oin = new ObjectInputStream(fin);</text:p>
      <text:p text:style-name="P19"><text:tab/><text:tab/>Object object = oin.readObject();</text:p>
      <text:p text:style-name="P19"><text:tab/><text:tab/>oin.close();</text:p>
      <text:p text:style-name="P19"><text:tab/><text:tab/>return object;</text:p>
      <text:p text:style-name="P18"><text:tab/>}</text:p>
      <text:h text:style-name="P6" text:outline-level="2"/>
      <text:h text:style-name="P6" text:outline-level="2">Q3. <text:span text:style-name="T3">(w. Q2)</text:span></text:h>
      <text:p text:style-name="P1"/>
      <text:p text:style-name="P1">Write a second Java program to </text:p>
      <text:list xml:id="list161743266877257" text:continue-numbering="true" text:style-name="WWNum5">
        <text:list-item>
          <text:p text:style-name="P11">Read the <text:span text:style-name="T5"><text:s/></text:span>secret key from the file “data/secretKey”</text:p>
        </text:list-item>
        <text:list-item>
          <text:p text:style-name="P11">Read the text from the file “data/sendText”</text:p>
        </text:list-item>
        <text:list-item>
          <text:p text:style-name="P11">Read the HMAC fr<text:span text:style-name="T5">o</text:span>m the file “data/hmac” </text:p>
        </text:list-item>
        <text:list-item>
          <text:p text:style-name="P11">Calculate the HMAC for the text. </text:p>
        </text:list-item>
        <text:list-item>
          <text:p text:style-name="P11">Compare it with the value received. </text:p>
        </text:list-item>
        <text:list-item>
          <text:p text:style-name="P11">[If it compares, the client is sure of the integrity of the sent text. </text:p>
        </text:list-item>
      </text:list>
      <text:p text:style-name="P1"/>
      <text:h text:style-name="P8" text:outline-level="2"><text:soft-page-break/>Q4 &amp; Q5.</text:h>
      <text:p text:style-name="P3"/>
      <text:p text:style-name="P3">Q4 is a sockets server that will send a challenge to the client. Q5 is a sockets client which reads the challenge, calculates the HMAC and sends it back to the server. The server then checks to see if the HMAC sent is correct. <text:span text:style-name="T11">Complete the following two skeleton classes.</text:span></text:p>
      <text:p text:style-name="P3"/>
      <text:p text:style-name="P3"/>
      <text:h text:style-name="P6" text:outline-level="2">Q4.</text:h>
      <text:p text:style-name="P1"/>
      <text:p text:style-name="P1"><text:span text:style-name="T6">public</text:span><text:span text:style-name="T7"> </text:span><text:span text:style-name="T6">class</text:span><text:span text:style-name="T7"> H4ChallengeServer {</text:span></text:p>
      <text:p text:style-name="P23"/>
      <text:p text:style-name="P22"><text:span text:style-name="T7"><text:s text:c="3"/></text:span><text:span text:style-name="T6">static</text:span><text:span text:style-name="T7"> </text:span><text:span text:style-name="T6">void</text:span><text:span text:style-name="T7"> writeToFile(String </text:span><text:span text:style-name="T9">filename</text:span><text:span text:style-name="T7">, Object </text:span><text:span text:style-name="T9">object</text:span><text:span text:style-name="T7">) </text:span><text:span text:style-name="T6">throws</text:span><text:span text:style-name="T7"> Exception {</text:span></text:p>
      <text:p text:style-name="P22"><text:span text:style-name="T7"><text:s text:c="6"/>FileOutputStream </text:span><text:span text:style-name="T9">fout</text:span><text:span text:style-name="T7"> = </text:span><text:span text:style-name="T6">new</text:span><text:span text:style-name="T7"> FileOutputStream(</text:span><text:span text:style-name="T9">filename</text:span><text:span text:style-name="T7">);</text:span></text:p>
      <text:p text:style-name="P22"><text:span text:style-name="T7"><text:s text:c="6"/>ObjectOutputStream </text:span><text:span text:style-name="T9">oout</text:span><text:span text:style-name="T7"> = </text:span><text:span text:style-name="T6">new</text:span><text:span text:style-name="T7"> ObjectOutputStream(</text:span><text:span text:style-name="T9">fout</text:span><text:span text:style-name="T7">);</text:span></text:p>
      <text:p text:style-name="P22"><text:span text:style-name="T7"><text:s text:c="6"/></text:span><text:span text:style-name="T9">oout</text:span><text:span text:style-name="T7">.writeObject(</text:span><text:span text:style-name="T9">object</text:span><text:span text:style-name="T7">);</text:span></text:p>
      <text:p text:style-name="P22"><text:span text:style-name="T7"><text:s text:c="6"/></text:span><text:span text:style-name="T9">oout</text:span><text:span text:style-name="T7">.close();</text:span></text:p>
      <text:p text:style-name="P22"><text:span text:style-name="T7"><text:s text:c="3"/>}</text:span></text:p>
      <text:p text:style-name="P23"/>
      <text:p text:style-name="P22"><text:span text:style-name="T7"><text:s text:c="3"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9">args</text:span><text:span text:style-name="T7">) {</text:span></text:p>
      <text:p text:style-name="P22"><text:span text:style-name="T7"><text:s text:c="6"/></text:span><text:span text:style-name="T6">try</text:span><text:span text:style-name="T7"> {</text:span></text:p>
      <text:p text:style-name="P22"><text:span text:style-name="T7"><text:s text:c="9"/>String </text:span><text:span text:style-name="T10">challenge</text:span><text:span text:style-name="T7"> = </text:span><text:span text:style-name="T12">"We give up, come and rule us"</text:span><text:span text:style-name="T7">;</text:span></text:p>
      <text:p text:style-name="P23"/>
      <text:p text:style-name="P22"><text:span text:style-name="T7"><text:s text:c="9"/></text:span><text:span text:style-name="T13">// generate secret and write to file</text:span></text:p>
      <text:p text:style-name="P22"><text:span text:style-name="T7"><text:s text:c="4"/></text:span></text:p>
      <text:p text:style-name="P22"><text:span text:style-name="T7"><text:s text:c="9"/></text:span><text:span text:style-name="T13">// calculate the correct response to challenge</text:span></text:p>
      <text:p text:style-name="P22"><text:span text:style-name="T7"><text:s text:c="4"/></text:span></text:p>
      <text:p text:style-name="P22"><text:span text:style-name="T7"><text:s text:c="9"/></text:span><text:span text:style-name="T13">// Accept connection from client</text:span></text:p>
      <text:p text:style-name="P22"><text:span text:style-name="T7"><text:s text:c="9"/>Socket </text:span><text:span text:style-name="T9">s</text:span><text:span text:style-name="T7">;</text:span></text:p>
      <text:p text:style-name="P22"><text:span text:style-name="T7"><text:s text:c="9"/>ServerSocket </text:span><text:span text:style-name="T10">ss</text:span><text:span text:style-name="T7"> = </text:span><text:span text:style-name="T6">new</text:span><text:span text:style-name="T7"> ServerSocket(2000);</text:span></text:p>
      <text:p text:style-name="P23"/>
      <text:p text:style-name="P22"><text:span text:style-name="T7"><text:s text:c="9"/>System.</text:span><text:span text:style-name="T15">out</text:span><text:span text:style-name="T7">.println(</text:span><text:span text:style-name="T12">"Server: waiting for connection .."</text:span><text:span text:style-name="T7">);</text:span></text:p>
      <text:p text:style-name="P22"><text:span text:style-name="T7"><text:s text:c="9"/></text:span><text:span text:style-name="T9">s</text:span><text:span text:style-name="T7"> = </text:span><text:span text:style-name="T9">ss</text:span><text:span text:style-name="T7">.accept();</text:span></text:p>
      <text:p text:style-name="P23"/>
      <text:p text:style-name="P22"><text:span text:style-name="T7"><text:s text:c="9"/>InputStream </text:span><text:span text:style-name="T9">in</text:span><text:span text:style-name="T7"> = </text:span><text:span text:style-name="T9">s</text:span><text:span text:style-name="T7">.getInputStream();</text:span></text:p>
      <text:p text:style-name="P22"><text:span text:style-name="T7"><text:s text:c="9"/>Scanner </text:span><text:span text:style-name="T10">r</text:span><text:span text:style-name="T7"> = </text:span><text:span text:style-name="T6">new</text:span><text:span text:style-name="T7"> Scanner(</text:span><text:span text:style-name="T9">in</text:span><text:span text:style-name="T7">);</text:span></text:p>
      <text:p text:style-name="P22"><text:span text:style-name="T7"><text:s text:c="9"/>OutputStream </text:span><text:span text:style-name="T9">o</text:span><text:span text:style-name="T7"> = </text:span><text:span text:style-name="T9">s</text:span><text:span text:style-name="T7">.getOutputStream();</text:span></text:p>
      <text:p text:style-name="P22"><text:span text:style-name="T7"><text:s text:c="9"/>PrintWriter </text:span><text:span text:style-name="T9">p</text:span><text:span text:style-name="T7"> = </text:span><text:span text:style-name="T6">new</text:span><text:span text:style-name="T7"> PrintWriter(</text:span><text:span text:style-name="T9">o</text:span><text:span text:style-name="T7">);</text:span></text:p>
      <text:p text:style-name="P23"/>
      <text:p text:style-name="P22"><text:span text:style-name="T7"><text:s text:c="9"/></text:span><text:span text:style-name="T13">// read name and print it out</text:span></text:p>
      <text:p text:style-name="P22"><text:span text:style-name="T7"><text:s text:c="9"/>String </text:span><text:span text:style-name="T9">inputLine</text:span><text:span text:style-name="T7">;</text:span></text:p>
      <text:p text:style-name="P22"><text:span text:style-name="T7"><text:s text:c="9"/></text:span><text:span text:style-name="T9">inputLine</text:span><text:span text:style-name="T7"> = </text:span><text:span text:style-name="T9">r</text:span><text:span text:style-name="T7">.nextLine();</text:span></text:p>
      <text:p text:style-name="P22"><text:span text:style-name="T7"><text:s text:c="9"/>System.</text:span><text:span text:style-name="T15">out</text:span><text:span text:style-name="T7">.println(</text:span><text:span text:style-name="T12">"Hello "</text:span><text:span text:style-name="T7"> + </text:span><text:span text:style-name="T9">inputLine</text:span><text:span text:style-name="T7">);</text:span></text:p>
      <text:p text:style-name="P23"/>
      <text:p text:style-name="P22"><text:span text:style-name="T7"><text:s text:c="9"/></text:span><text:span text:style-name="T13">// send challenge</text:span></text:p>
      <text:p text:style-name="P22"><text:span text:style-name="T7"><text:s text:c="4"/></text:span></text:p>
      <text:p text:style-name="P22"><text:span text:style-name="T7"><text:s text:c="9"/></text:span><text:span text:style-name="T13">// read response from client</text:span></text:p>
      <text:p text:style-name="P23"/>
      <text:p text:style-name="P22"><text:span text:style-name="T7"><text:s text:c="9"/></text:span><text:span text:style-name="T13">// Compare the </text:span><text:span text:style-name="T14">hmac</text:span><text:span text:style-name="T13"> received from the client with the </text:span><text:span text:style-name="T14">hmac</text:span><text:span text:style-name="T13"> calculated</text:span></text:p>
      <text:p text:style-name="P22"><text:span text:style-name="T7"><text:s text:c="9"/></text:span><text:span text:style-name="T13">// If they match, send a message "success" to the client</text:span></text:p>
      <text:p text:style-name="P22"><text:span text:style-name="T7"><text:s text:c="9"/></text:span><text:span text:style-name="T13">// If they don't, send a message "fails" to the client</text:span></text:p>
      <text:p text:style-name="P23"/>
      <text:p text:style-name="P23"><text:soft-page-break/></text:p>
      <text:p text:style-name="P22"><text:span text:style-name="T7"><text:s text:c="9"/></text:span><text:span text:style-name="T13">// close the connection</text:span></text:p>
      <text:p text:style-name="P22"><text:span text:style-name="T7"><text:s text:c="9"/></text:span><text:span text:style-name="T9">p</text:span><text:span text:style-name="T7">.close();</text:span></text:p>
      <text:p text:style-name="P22"><text:span text:style-name="T7"><text:s text:c="6"/>} </text:span><text:span text:style-name="T6">catch</text:span><text:span text:style-name="T7"> (Exception </text:span><text:span text:style-name="T9">e</text:span><text:span text:style-name="T7">) {</text:span></text:p>
      <text:p text:style-name="P22"><text:span text:style-name="T7"><text:s text:c="9"/></text:span><text:span text:style-name="T9">e</text:span><text:span text:style-name="T7">.printStackTrace();</text:span></text:p>
      <text:p text:style-name="P22"><text:span text:style-name="T7"><text:s text:c="6"/>}</text:span></text:p>
      <text:p text:style-name="P22"><text:span text:style-name="T7"><text:s text:c="3"/>}</text:span></text:p>
      <text:p text:style-name="P1"><text:span text:style-name="T7">}</text:span></text:p>
      <text:p text:style-name="P1"/>
      <text:h text:style-name="P6" text:outline-level="2">Q5.</text:h>
      <text:p text:style-name="P1"/>
      <text:p text:style-name="Standard"><text:span text:style-name="T6">public</text:span><text:span text:style-name="T7"> </text:span><text:span text:style-name="T6">class</text:span><text:span text:style-name="T7"> H5ChallengeClient {</text:span></text:p>
      <text:p text:style-name="P23"/>
      <text:p text:style-name="P22"><text:span text:style-name="T7"><text:s text:c="3"/></text:span><text:span text:style-name="T6">static</text:span><text:span text:style-name="T7"> Object readFromFile(String </text:span><text:span text:style-name="T9">filename</text:span><text:span text:style-name="T7">) </text:span><text:span text:style-name="T6">throws</text:span><text:span text:style-name="T7"> Exception {</text:span></text:p>
      <text:p text:style-name="P22"><text:span text:style-name="T7"><text:s text:c="6"/>FileInputStream </text:span><text:span text:style-name="T9">fin</text:span><text:span text:style-name="T7"> = </text:span><text:span text:style-name="T6">new</text:span><text:span text:style-name="T7"> FileInputStream(</text:span><text:span text:style-name="T9">filename</text:span><text:span text:style-name="T7">);</text:span></text:p>
      <text:p text:style-name="P22"><text:span text:style-name="T7"><text:s text:c="6"/>ObjectInputStream </text:span><text:span text:style-name="T9">oin</text:span><text:span text:style-name="T7"> = </text:span><text:span text:style-name="T6">new</text:span><text:span text:style-name="T7"> ObjectInputStream(</text:span><text:span text:style-name="T9">fin</text:span><text:span text:style-name="T7">);</text:span></text:p>
      <text:p text:style-name="P22"><text:span text:style-name="T7"><text:s text:c="6"/>Object </text:span><text:span text:style-name="T9">object</text:span><text:span text:style-name="T7"> = </text:span><text:span text:style-name="T9">oin</text:span><text:span text:style-name="T7">.readObject();</text:span></text:p>
      <text:p text:style-name="P22"><text:span text:style-name="T7"><text:s text:c="6"/></text:span><text:span text:style-name="T9">oin</text:span><text:span text:style-name="T7">.close();</text:span></text:p>
      <text:p text:style-name="P22"><text:span text:style-name="T7"><text:s text:c="6"/></text:span><text:span text:style-name="T6">return</text:span><text:span text:style-name="T7"> </text:span><text:span text:style-name="T9">object</text:span><text:span text:style-name="T7">;</text:span></text:p>
      <text:p text:style-name="P22"><text:span text:style-name="T7"><text:s text:c="3"/>}</text:span></text:p>
      <text:p text:style-name="P23"/>
      <text:p text:style-name="P22"><text:span text:style-name="T7"><text:s text:c="3"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9">args</text:span><text:span text:style-name="T7">) {</text:span></text:p>
      <text:p text:style-name="P23"/>
      <text:p text:style-name="P22"><text:span text:style-name="T7"><text:s text:c="6"/></text:span><text:span text:style-name="T6">try</text:span><text:span text:style-name="T7"> {</text:span></text:p>
      <text:p text:style-name="P22"><text:span text:style-name="T7"><text:s text:c="9"/></text:span><text:span text:style-name="T13">// read secret key from the file</text:span></text:p>
      <text:p text:style-name="P23"/>
      <text:p text:style-name="P22"><text:span text:style-name="T7"><text:s text:c="9"/></text:span><text:span text:style-name="T13">// Make a connection to the server</text:span></text:p>
      <text:p text:style-name="P22"><text:span text:style-name="T7"><text:s text:c="9"/>InetAddress </text:span><text:span text:style-name="T9">inet</text:span><text:span text:style-name="T7"> = InetAddress.</text:span><text:span text:style-name="T8">getByName</text:span><text:span text:style-name="T7">(</text:span><text:span text:style-name="T12">"localhost"</text:span><text:span text:style-name="T7">);</text:span></text:p>
      <text:p text:style-name="P22"><text:span text:style-name="T7"><text:s text:c="9"/>Socket </text:span><text:span text:style-name="T10">s</text:span><text:span text:style-name="T7"> = </text:span><text:span text:style-name="T6">new</text:span><text:span text:style-name="T7"> Socket(</text:span><text:span text:style-name="T9">inet</text:span><text:span text:style-name="T7">, 2000);</text:span></text:p>
      <text:p text:style-name="P22"><text:span text:style-name="T7"><text:s text:c="9"/>OutputStream </text:span><text:span text:style-name="T9">o</text:span><text:span text:style-name="T7"> = </text:span><text:span text:style-name="T9">s</text:span><text:span text:style-name="T7">.getOutputStream();</text:span></text:p>
      <text:p text:style-name="P22"><text:span text:style-name="T7"><text:s text:c="9"/>PrintWriter </text:span><text:span text:style-name="T9">p</text:span><text:span text:style-name="T7"> = </text:span><text:span text:style-name="T6">new</text:span><text:span text:style-name="T7"> PrintWriter(</text:span><text:span text:style-name="T9">o</text:span><text:span text:style-name="T7">);</text:span></text:p>
      <text:p text:style-name="P22"><text:span text:style-name="T7"><text:s text:c="9"/>InputStream </text:span><text:span text:style-name="T9">in</text:span><text:span text:style-name="T7"> = </text:span><text:span text:style-name="T9">s</text:span><text:span text:style-name="T7">.getInputStream();</text:span></text:p>
      <text:p text:style-name="P22"><text:span text:style-name="T7"><text:s text:c="9"/>Scanner </text:span><text:span text:style-name="T10">r</text:span><text:span text:style-name="T7"> = </text:span><text:span text:style-name="T6">new</text:span><text:span text:style-name="T7"> Scanner(</text:span><text:span text:style-name="T9">in</text:span><text:span text:style-name="T7">);</text:span></text:p>
      <text:p text:style-name="P23"/>
      <text:p text:style-name="P22"><text:span text:style-name="T7"><text:s text:c="9"/></text:span><text:span text:style-name="T13">// Send a name</text:span></text:p>
      <text:p text:style-name="P22"><text:span text:style-name="T7"><text:s text:c="9"/></text:span><text:span text:style-name="T9">p</text:span><text:span text:style-name="T7">.println(</text:span><text:span text:style-name="T12">"paul"</text:span><text:span text:style-name="T7">);</text:span></text:p>
      <text:p text:style-name="P22"><text:span text:style-name="T7"><text:s text:c="9"/></text:span><text:span text:style-name="T9">p</text:span><text:span text:style-name="T7">.flush();</text:span></text:p>
      <text:p text:style-name="P23"/>
      <text:p text:style-name="P22"><text:span text:style-name="T7"><text:s text:c="9"/></text:span><text:span text:style-name="T13">// read challenge from server</text:span></text:p>
      <text:p text:style-name="P22"><text:span text:style-name="T7"><text:s text:c="4"/></text:span></text:p>
      <text:p text:style-name="P22"><text:span text:style-name="T7"><text:s text:c="9"/></text:span><text:span text:style-name="T13">// HMAC it using the secret key.</text:span></text:p>
      <text:p text:style-name="P23"/>
      <text:p text:style-name="P22"><text:span text:style-name="T7"><text:s text:c="9"/></text:span><text:span text:style-name="T13">// Base64 encode the </text:span><text:span text:style-name="T14">hmac</text:span><text:span text:style-name="T13"> and send to the server</text:span></text:p>
      <text:p text:style-name="P23"/>
      <text:p text:style-name="P22"><text:span text:style-name="T7"><text:s text:c="9"/></text:span><text:span text:style-name="T13">// read reply and print it out</text:span></text:p>
      <text:p text:style-name="P22"><text:span text:style-name="T7"><text:s text:c="6"/>} </text:span><text:span text:style-name="T6">catch</text:span><text:span text:style-name="T7"> (Exception </text:span><text:span text:style-name="T9">e</text:span><text:span text:style-name="T7">) {</text:span></text:p>
      <text:p text:style-name="P22"><text:span text:style-name="T7"><text:s text:c="9"/></text:span><text:span text:style-name="T9">e</text:span><text:span text:style-name="T7">.printStackTrace();</text:span></text:p>
      <text:p text:style-name="P22"><text:span text:style-name="T7"><text:s text:c="6"/>} </text:span></text:p>
      <text:p text:style-name="P22"><text:span text:style-name="T7"><text:s text:c="3"/>}</text:span></text:p>
      <text:p text:style-name="P22"><text:span text:style-name="T7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apple-style-span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</meta:initial-creator>
    <meta:editing-cycles>16</meta:editing-cycles>
    <meta:creation-date>2011-12-07T14:05:00</meta:creation-date>
    <dc:date>2019-02-06T16:17:42.110012280</dc:date>
    <meta:editing-duration>PT20M57S</meta:editing-duration>
    <meta:generator>LibreOffice/6.0.7.3$Linux_X86_64 LibreOffice_project/00m0$Build-3</meta:generator>
    <meta:document-statistic meta:table-count="0" meta:image-count="0" meta:object-count="0" meta:page-count="3" meta:paragraph-count="105" meta:word-count="553" meta:character-count="3907" meta:non-whitespace-character-count="2949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